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11b" officeooo:paragraph-rsid="0001e11b"/>
    </style:style>
    <style:style style:name="P2" style:family="paragraph" style:parent-style-name="Standard">
      <style:paragraph-properties fo:text-align="start" style:justify-single-word="false"/>
      <style:text-properties officeooo:rsid="0001e11b" officeooo:paragraph-rsid="0001e11b"/>
    </style:style>
    <style:style style:name="P3" style:family="paragraph" style:parent-style-name="Standard">
      <style:paragraph-properties fo:text-align="start" style:justify-single-word="false"/>
      <style:text-properties officeooo:rsid="0001e11b" officeooo:paragraph-rsid="0002eb70"/>
    </style:style>
    <style:style style:name="T1" style:family="text">
      <style:text-properties officeooo:rsid="0002e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Ex009 (HTML / CSS)</text:p>
      <text:p text:style-name="P2"/>
      <text:p text:style-name="P2">* A tag &lt;q&gt; E Utilizada para citação com aspas (está dando um sentido a uma citação)</text:p>
      <text:p text:style-name="P2"/>
      <text:p text:style-name="P2">* A tag &lt;blockquote&gt; e utilizada para uma citação em bloco a mesma fica deslocada a direita na horizontal e possui quebra de linha</text:p>
      <text:p text:style-name="P2"/>
      <text:p text:style-name="P2">* A tag &lt;cite&gt; e utilizada dentro da tag &lt;bockquote&gt; exemplo(&lt;blockquote cite title = ””&gt; para abri uma citação ao autor do texto inserido no parágrafo da &lt;blockquote&gt;</text:p>
      <text:p text:style-name="P2"/>
      <text:p text:style-name="P3">*<text:span text:style-name="T1">A tag &lt;abbr&gt; serve para abreviações quando utilizada sugeri a inserção de um título para descrição da abreviação exemple:(&lt;abbr title = “ HyperText Markup Language”&gt; HTML&lt;abbr/&gt; na pagina quando passar o mouse em cima da abreviatura ira apresentar o significado da mesma.</text:span></text:p>
      <text:p text:style-name="P3"><text:span text:style-name="T1"><text:s/></text:span></text:p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18:47:39.026000000</meta:creation-date>
    <dc:date>2022-10-28T19:04:00.724000000</dc:date>
    <meta:editing-duration>PT6M11S</meta:editing-duration>
    <meta:editing-cycles>1</meta:editing-cycles>
    <meta:document-statistic meta:table-count="0" meta:image-count="0" meta:object-count="0" meta:page-count="1" meta:paragraph-count="7" meta:word-count="116" meta:character-count="683" meta:non-whitespace-character-count="570"/>
    <meta:generator>LibreOffice/7.3.1.3$Windows_X86_64 LibreOffice_project/a69ca51ded25f3eefd52d7bf9a5fad8c90b87951</meta:generator>
  </office:meta>
</office:document-meta>
</file>